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1012000006A25CF5F151.svm" manifest:media-type=""/>
  <manifest:file-entry manifest:full-path="Pictures/2000000100000A54000000F23D820989.svm" manifest:media-type=""/>
  <manifest:file-entry manifest:full-path="Pictures/200000010000014A000005E0BEFBEA79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4§latex§\begin{table}&#10;\begin{tabular}{c|c|c|c|c|}&#10;\cline{2-5}&#10;&amp;m_0&amp;m_1&amp;m_3&amp;m_2\\&#10;\cline{2-5}&#10;&amp;m_4&amp;m_5&amp;m_7&amp;m_6\\&#10;\cline{2-5}&#10;&amp;m_{12}&amp;m_{13}&amp;m_{15}&amp;m_{14}\\&#10;\cline{2-5}&#10;&amp;m_8&amp;m_9&amp;m_{11}&amp;m_{10}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latex§\begin{table}&#10;\begin{tabular}{c}&#10;00\\&#10;01\\&#10;11\\&#10;10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latex§\begin{table}&#10;\begin{tabular}{cccc}&#10;00&amp;01&amp;11&amp;10\\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5.588cm" draw:transform="rotate (1.5707963267946) translate (2.413cm 1.9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0.254cm" svg:height="2.286cm" draw:transform="rotate (3.1415926535892) translate (1.27cm 4.826cm)">
          <text:p/>
          <draw:enhanced-geometry svg:viewBox="0 0 21600 21600" draw:glue-points="0 0 0 21600 21600 10800" draw:text-areas="0 ?f9 7800 ?f10" draw:type="right-brace" draw:modifiers="2811.13801452784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0.689cm" svg:height="0.469cm" svg:x="0.254cm" svg:y="3.42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11cm" svg:height="0.469cm" svg:x="4.85cm" svg:y="1.05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xml:id="id1" draw:id="id1" draw:layer="layout" svg:width="3.05cm" svg:height="0.911cm" svg:x="0.635cm" svg:y="0.359cm">
          <draw:text-box>
            <text:p><text:span text:style-name="T1">گرے علامتی روپ</text:span></text:p>
          </draw:text-box>
        </draw:frame>
        <draw:frame draw:style-name="gr4" draw:text-style-name="P1" draw:layer="layout" svg:width="5.758cm" svg:height="2.376cm" svg:x="2.37cm" svg:y="2.501cm">
          <draw:image xlink:href="Pictures/2000000100001012000006A25CF5F151.svm" xlink:type="simple" xlink:show="embed" xlink:actuate="onLoad">
            <text:p/>
          </draw:image>
        </draw:frame>
        <draw:frame draw:style-name="gr5" draw:text-style-name="P1" xml:id="id2" draw:id="id2" draw:layer="layout" svg:width="0.461cm" svg:height="2.104cm" svg:x="1.481cm" svg:y="2.628cm">
          <draw:image xlink:href="Pictures/200000010000014A000005E0BEFBEA79.svm" xlink:type="simple" xlink:show="embed" xlink:actuate="onLoad">
            <text:p/>
          </draw:image>
        </draw:frame>
        <draw:frame draw:style-name="gr6" draw:text-style-name="P1" xml:id="id3" draw:id="id3" draw:layer="layout" svg:width="4.572cm" svg:height="0.337cm" svg:x="2.878cm" svg:y="1.993cm">
          <draw:image xlink:href="Pictures/2000000100000A54000000F23D820989.svm" xlink:type="simple" xlink:show="embed" xlink:actuate="onLoad">
            <text:p/>
          </draw:image>
        </draw:frame>
        <draw:connector draw:style-name="gr7" draw:text-style-name="P1" draw:layer="layout" draw:type="curve" svg:x1="2.16cm" svg:y1="1.27cm" svg:x2="1.711cm" svg:y2="2.628cm" draw:start-shape="id1" draw:start-glue-point="2" draw:end-shape="id2" draw:end-glue-point="0" svg:d="m2160 1270c0 1018-449 340-449 1358">
          <text:p/>
        </draw:connector>
        <draw:connector draw:style-name="gr7" draw:text-style-name="P1" draw:layer="layout" draw:type="curve" svg:x1="2.16cm" svg:y1="1.27cm" svg:x2="2.878cm" svg:y2="2.161cm" draw:start-shape="id1" draw:start-glue-point="2" draw:end-shape="id3" draw:end-glue-point="3" svg:d="m2160 1270c0 594 239 891 718 891">
          <text:p/>
        </draw:connector>
        <draw:frame draw:style-name="gr2" draw:layer="layout" svg:width="2.225cm" svg:height="0.529cm" svg:x="2.159cm" svg:y="6.09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xml:id="id5" draw:id="id5" draw:layer="layout" svg:width="0.254cm" svg:height="0.381cm" draw:transform="rotate (-1.57079632679579) translate (2.667cm 5.842cm)">
          <text:p/>
          <draw:enhanced-geometry svg:viewBox="0 0 21600 21600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xml:id="id7" draw:id="id7" draw:layer="layout" svg:width="0.254cm" svg:height="0.381cm" draw:transform="rotate (-1.57079632679579) translate (3.048cm 5.842cm)">
          <text:p/>
          <draw:enhanced-geometry svg:viewBox="0 0 21600 21600" draw:glue-points="21600 0 0 10800 21600 21600" draw:text-areas="13800 ?f9 21600 ?f10" draw:mirror-horizontal="false" draw:mirror-vertical="false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" xml:id="id4" draw:id="id4" draw:layer="layout" svg:width="0.889cm" svg:height="0.508cm" svg:x="1.27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" draw:id="id6" draw:layer="layout" svg:width="1.016cm" svg:height="0.508cm" svg:x="5.334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.714cm" svg:y1="4.826cm" svg:x2="2.477cm" svg:y2="5.843cm" draw:start-shape="id4" draw:start-glue-point="8" draw:end-shape="id5" draw:end-glue-point="5" svg:d="m1714 4826c0 763 763 255 763 1017">
          <text:p/>
        </draw:connector>
        <draw:connector draw:style-name="gr7" draw:text-style-name="P1" draw:layer="layout" draw:type="curve" svg:x1="5.334cm" svg:y1="2.159cm" svg:x2="2.858cm" svg:y2="5.843cm" draw:start-shape="id6" draw:start-glue-point="6" draw:end-shape="id7" draw:end-glue-point="5" svg:d="m5334 2159c-1651 0-2476 1228-2476 3684">
          <text:p/>
        </draw:connector>
        <draw:custom-shape draw:style-name="gr8" draw:text-style-name="P1" xml:id="id9" draw:id="id9" draw:layer="layout" svg:width="0.381cm" svg:height="0.635cm" svg:x="5.969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4cm" svg:height="0.508cm" draw:transform="rotate (-1.57079632679579) translate (4.064cm 5.842cm)">
          <text:p/>
          <draw:enhanced-geometry svg:viewBox="0 0 21600 21600" draw:glue-points="21600 0 0 10800 21600 21600" draw:text-areas="13800 ?f9 21600 ?f10" draw:mirror-horizontal="false" draw:mirror-vertical="false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7" draw:text-style-name="P1" draw:layer="layout" draw:type="curve" svg:x1="3.81cm" svg:y1="5.842cm" svg:x2="6.16cm" svg:y2="4.953cm" draw:start-shape="id8" draw:start-glue-point="5" draw:end-shape="id9" draw:end-glue-point="8" svg:d="m3810 5842c0-751 1333-501 1333-445s1017 307 1017-4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0T18:40:00</dc:date>
    <dc:creator>kkk </dc:creator>
    <meta:generator>LibreOffice/3.3$Linux LibreOffice_project/330m19$Build-401</meta:generator>
    <meta:editing-duration>PT2H29M16S</meta:editing-duration>
    <meta:editing-cycles>12</meta:editing-cycles>
    <meta:document-statistic meta:object-count="20"/>
  </office:meta>
</office:document-meta>
</file>

<file path=Object 1/content.xml><?xml version="1.0" encoding="utf-8"?>
<math xmlns="http://www.w3.org/1998/Math/MathML">
  <semantics>
    <mi mathvariant="italic">wx</mi>
    <annotation encoding="StarMath 5.0">wx</annotation>
  </semantics>
</math>
</file>

<file path=Object 2/content.xml><?xml version="1.0" encoding="utf-8"?>
<math xmlns="http://www.w3.org/1998/Math/MathML">
  <semantics>
    <mi mathvariant="italic">yz</mi>
    <annotation encoding="StarMath 5.0">yz</annotation>
  </semantics>
</math>
</file>

<file path=Object 3/content.xml><?xml version="1.0" encoding="utf-8"?>
<math xmlns="http://www.w3.org/1998/Math/MathML">
  <semantics>
    <mrow>
      <msub>
        <mn>1011</mn>
        <mn>2</mn>
      </msub>
      <mo stretchy="false">=</mo>
      <msub>
        <mn>11</mn>
        <mn>10</mn>
      </msub>
    </mrow>
    <annotation encoding="StarMath 5.0">1011_2 =11_{10}</annotation>
  </semantics>
</math>
</file>